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>
      <style:text-properties fo:font-variant="normal" fo:text-transform="none" fo:color="#000000" style:font-name="monospace" fo:font-style="normal" fo:font-weight="normal"/>
    </style:style>
    <style:style style:name="P3" style:family="paragraph" style:parent-style-name="Text_20_body" style:list-style-name="L2">
      <style:text-properties fo:font-variant="normal" fo:text-transform="none" fo:color="#000000" style:font-name="monospace" fo:font-style="normal" fo:font-weight="normal"/>
    </style:style>
    <style:style style:name="P4" style:family="paragraph" style:parent-style-name="Text_20_body" style:list-style-name="L3">
      <style:text-properties fo:font-variant="normal" fo:text-transform="none" style:font-name="monospace" fo:font-style="normal" fo:font-weight="normal"/>
    </style:style>
    <style:style style:name="P5" style:family="paragraph" style:parent-style-name="Text_20_body" style:list-style-name="L4">
      <style:text-properties fo:font-variant="normal" fo:text-transform="none" style:font-name="monospace" fo:font-style="normal" fo:font-weight="normal"/>
    </style:style>
    <style:style style:name="P6" style:family="paragraph" style:parent-style-name="Text_20_body" style:list-style-name="L5">
      <style:text-properties fo:font-variant="normal" fo:text-transform="none" style:font-name="monospace" fo:font-style="normal" fo:font-weight="normal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style:font-name="monospace" fo:font-style="normal" fo:font-weight="normal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style:font-name="monospace" fo:font-style="normal" fo:font-weight="normal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style:font-name="monospace" fo:font-style="normal" fo:font-weight="normal"/>
    </style:style>
    <style:style style:name="P12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style:font-name="monospace" fo:font-style="normal" fo:font-weight="normal"/>
    </style:style>
    <style:style style:name="P13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style:font-name="monospace" fo:font-style="normal" fo:font-weight="normal"/>
    </style:style>
    <style:style style:name="P14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000000" style:font-name="monospace" fo:font-style="normal" fo:font-weight="normal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/>
    </style:style>
    <style:style style:name="P16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/>
    </style:style>
    <style:style style:name="T1" style:family="text">
      <style:text-properties style:font-name="monospace" fo:background-color="#fafafa" loext:char-shading-value="0" loext:padding-left="0cm" loext:padding-right="0cm" loext:padding-top="0cm" loext:padding-bottom="0.079cm" loext:border-left="none" loext:border-right="none" loext:border-top="none" loext:border-bottom="0.06pt solid #cccccc"/>
    </style:style>
    <style:style style:name="T2" style:family="text">
      <style:text-properties style:font-name="monospace" fo:font-style="normal" fo:font-weight="normal"/>
    </style:style>
    <style:style style:name="T3" style:family="text">
      <style:text-properties fo:color="#0000e6"/>
    </style:style>
    <style:style style:name="T4" style:family="text">
      <style:text-properties fo:color="#0000e6" style:font-name="monospace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tyle="normal" fo:font-weight="normal"/>
    </style:style>
    <style:style style:name="T7" style:family="text">
      <style:text-properties fo:color="#008000"/>
    </style:style>
    <style:style style:name="T8" style:family="text">
      <style:text-properties fo:color="#008000" style:font-name="monospace" fo:font-style="normal" fo:font-weight="normal"/>
    </style:style>
    <style:style style:name="T9" style:family="text">
      <style:text-properties fo:color="#969696" style:font-name="monospace" fo:font-style="italic" fo:font-weight="normal"/>
    </style:style>
    <style:style style:name="T10" style:family="text">
      <style:text-properties fo:color="#e02929"/>
    </style:style>
    <style:style style:name="T11" style:family="text">
      <style:text-properties fo:color="#e02929" style:font-name="monospace" fo:font-style="normal" fo:font-weight="normal"/>
    </style:style>
    <style:style style:name="T12" style:family="text">
      <style:text-properties fo:color="#ce7b00"/>
    </style:style>
    <style:style style:name="T13" style:family="text">
      <style:text-properties fo:color="#ce7b00" style:font-name="monospace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 Java очень богатый набор классов по работе с потоками: InputStream, DataInputStream, ByteArrayOutputStream, PrintStream и т.д. Каждый из них полезен в той или иной ситуации. Поэтому важно уметь работать с ними.<text:line-break/><text:line-break/>Например, нужно в игре защитить графику. Можно считать весь файл в массив, провести над ним операции по раскодированию и потом из массива байт создать картинку. Такой способ не очен<text:a xlink:type="simple" xlink:href="http://annimon.com/article/735" text:style-name="Internet_20_link" text:visited-style-name="Visited_20_Internet_20_Link">ь</text:a> хорош из-за повышенного потребления памяти и лишних операций. А почему бы нам сразу не читать байты уже раскодированными? Вот тут нам и поможет возможность создания своего Input/OutputStream'а.<text:line-break/><text:line-break/>Начнём с OutputStream. Первым делом, нужно создать свой класс, наследуемый от OutputStream. На вход он будет принимать существующий OutputStream.</text:p>
      <text:p text:style-name="P1"><text:a xlink:type="simple" xlink:href="javascript:void(0);" text:style-name="Internet_20_link" text:visited-style-name="Visited_20_Internet_20_Link"><text:span text:style-name="T1">[копировать]</text:span></text:a><text:span text:style-name="T1"> </text:span><text:a xlink:type="simple" xlink:href="javascript:void(0);" text:style-name="Internet_20_link" text:visited-style-name="Visited_20_Internet_20_Link"><text:span text:style-name="T1">[скачать]</text:span></text:a></text:p>
      <text:list xml:id="list2804863822332868809" text:style-name="L1">
        <text:list-item>
          <text:p text:style-name="P9"><text:span text:style-name="T3">public</text:span> <text:span text:style-name="T3">class</text:span> EncryptedOutputStream <text:span text:style-name="T3">extends</text:span> OutputStream <text:span text:style-name="T5">{</text:span></text:p>
        </text:list-item>
        <text:list-item>
          <text:p text:style-name="P8">    </text:p>
        </text:list-item>
        <text:list-item>
          <text:p text:style-name="P8">    <text:span text:style-name="T4">protected</text:span><text:span text:style-name="T2"> OutputStream os</text:span><text:span text:style-name="T8">;</text:span></text:p>
        </text:list-item>
        <text:list-item>
          <text:p text:style-name="P8">    <text:span text:style-name="T4">private</text:span><text:span text:style-name="T2"> </text:span><text:span text:style-name="T4">byte</text:span><text:span text:style-name="T2"> key</text:span><text:span text:style-name="T8">;</text:span></text:p>
        </text:list-item>
        <text:list-item>
          <text:p text:style-name="P8">    </text:p>
        </text:list-item>
        <text:list-item>
          <text:p text:style-name="P8">    <text:span text:style-name="T4">public</text:span><text:span text:style-name="T2"> EncryptedOutputStream</text:span><text:span text:style-name="T6">(</text:span><text:span text:style-name="T2">OutputStream os, </text:span><text:span text:style-name="T4">byte</text:span><text:span text:style-name="T2"> key</text:span><text:span text:style-name="T6">)</text:span><text:span text:style-name="T2"> </text:span><text:span text:style-name="T6">{</text:span></text:p>
        </text:list-item>
        <text:list-item>
          <text:p text:style-name="P8">        <text:span text:style-name="T4">this</text:span><text:span text:style-name="T2">.</text:span><text:span text:style-name="T6">os</text:span><text:span text:style-name="T2"> </text:span><text:span text:style-name="T8">=</text:span><text:span text:style-name="T2"> os</text:span><text:span text:style-name="T8">;</text:span></text:p>
        </text:list-item>
        <text:list-item>
          <text:p text:style-name="P8">        <text:span text:style-name="T4">this</text:span><text:span text:style-name="T2">.</text:span><text:span text:style-name="T6">key</text:span><text:span text:style-name="T2"> </text:span><text:span text:style-name="T8">=</text:span><text:span text:style-name="T2"> key</text:span><text:span text:style-name="T8">;</text:span></text:p>
        </text:list-item>
        <text:list-item>
          <text:p text:style-name="P8">    <text:span text:style-name="T6">}</text:span></text:p>
        </text:list-item>
        <text:list-item>
          <text:p text:style-name="P8"> </text:p>
        </text:list-item>
        <text:list-item>
          <text:p text:style-name="P8">    <text:span text:style-name="T4">public</text:span><text:span text:style-name="T2"> </text:span><text:span text:style-name="T4">void</text:span><text:span text:style-name="T2"> write</text:span><text:span text:style-name="T6">(</text:span><text:span text:style-name="T4">int</text:span><text:span text:style-name="T2"> b</text:span><text:span text:style-name="T6">)</text:span><text:span text:style-name="T2"> </text:span><text:span text:style-name="T4">throws</text:span><text:span text:style-name="T2"> IOException </text:span><text:span text:style-name="T6">{</text:span></text:p>
        </text:list-item>
        <text:list-item>
          <text:p text:style-name="P8">        <text:span text:style-name="T2">os.</text:span><text:span text:style-name="T6">write(</text:span><text:span text:style-name="T2">b </text:span><text:span text:style-name="T8">^</text:span><text:span text:style-name="T2"> key</text:span><text:span text:style-name="T6">)</text:span><text:span text:style-name="T8">;</text:span></text:p>
        </text:list-item>
        <text:list-item>
          <text:p text:style-name="P8">    <text:span text:style-name="T6">}</text:span></text:p>
        </text:list-item>
        <text:list-item>
          <text:p text:style-name="P8"> </text:p>
        </text:list-item>
        <text:list-item>
          <text:p text:style-name="P8">    <text:span text:style-name="T9">// ...</text:span></text:p>
        </text:list-item>
        <text:list-item>
          <text:p text:style-name="P8"> </text:p>
        </text:list-item>
        <text:list-item>
          <text:p text:style-name="P8">    <text:span text:style-name="T4">public</text:span><text:span text:style-name="T2"> </text:span><text:span text:style-name="T4">void</text:span><text:span text:style-name="T2"> flush</text:span><text:span text:style-name="T6">()</text:span><text:span text:style-name="T2"> </text:span><text:span text:style-name="T4">throws</text:span><text:span text:style-name="T2"> IOException </text:span><text:span text:style-name="T6">{</text:span></text:p>
        </text:list-item>
        <text:list-item>
          <text:p text:style-name="P8">        <text:span text:style-name="T2">os.</text:span><text:span text:style-name="T6">flush()</text:span><text:span text:style-name="T8">;</text:span></text:p>
        </text:list-item>
        <text:list-item>
          <text:p text:style-name="P8">    <text:span text:style-name="T6">}</text:span></text:p>
        </text:list-item>
        <text:list-item>
          <text:p text:style-name="P8"> </text:p>
        </text:list-item>
        <text:list-item>
          <text:p text:style-name="P8">    <text:span text:style-name="T4">public</text:span><text:span text:style-name="T2"> </text:span><text:span text:style-name="T4">void</text:span><text:span text:style-name="T2"> close</text:span><text:span text:style-name="T6">()</text:span><text:span text:style-name="T2"> </text:span><text:span text:style-name="T4">throws</text:span><text:span text:style-name="T2"> IOException </text:span><text:span text:style-name="T6">{</text:span></text:p>
        </text:list-item>
        <text:list-item>
          <text:p text:style-name="P8">        <text:span text:style-name="T2">os.</text:span><text:span text:style-name="T6">close()</text:span><text:span text:style-name="T8">;</text:span></text:p>
        </text:list-item>
        <text:list-item>
          <text:p text:style-name="P8">    <text:span text:style-name="T6">}</text:span></text:p>
        </text:list-item>
        <text:list-item>
          <text:p text:style-name="P2">}</text:p>
        </text:list-item>
      </text:list>
      <text:p text:style-name="P7"><text:line-break/>Для примера взят простейший метод шифрования, XOR, но при желании можно усложнить алгоритм.<text:line-break/>Как видно, мы просто обернули переданный в конструктор OutputStream.<text:line-break/><text:line-break/>InputStream создаётся тем же способом. Учтите, алгоритм шифрования должен быть в этом <text:soft-page-break/>случае обратный. Если в OutputStream мы прибавляли к каждому байту 5, то в InputStream нужно отнять 5 и т.д. В случае с XOR ничего делать не надо, он сам по себе инверсный.</text:p>
      <text:p text:style-name="Text_20_body"><text:a xlink:type="simple" xlink:href="javascript:void(0);" text:style-name="Internet_20_link" text:visited-style-name="Visited_20_Internet_20_Link"><text:span text:style-name="T1">[копировать]</text:span></text:a><text:span text:style-name="T1"> </text:span><text:a xlink:type="simple" xlink:href="javascript:void(0);" text:style-name="Internet_20_link" text:visited-style-name="Visited_20_Internet_20_Link"><text:span text:style-name="T1">[скачать]</text:span></text:a></text:p>
      <text:list xml:id="list6432460573012511826" text:style-name="L2">
        <text:list-item>
          <text:p text:style-name="P10"><text:span text:style-name="T3">public</text:span> <text:span text:style-name="T3">class</text:span> EncryptedInputStream <text:span text:style-name="T3">extends</text:span> InputStream <text:span text:style-name="T5">{</text:span></text:p>
        </text:list-item>
        <text:list-item>
          <text:p text:style-name="P15">    </text:p>
        </text:list-item>
        <text:list-item>
          <text:p text:style-name="P15">    <text:span text:style-name="T4">protected</text:span><text:span text:style-name="T2"> InputStream is</text:span><text:span text:style-name="T8">;</text:span></text:p>
        </text:list-item>
        <text:list-item>
          <text:p text:style-name="P15">    <text:span text:style-name="T4">private</text:span><text:span text:style-name="T2"> </text:span><text:span text:style-name="T4">byte</text:span><text:span text:style-name="T2"> key</text:span><text:span text:style-name="T8">;</text:span></text:p>
        </text:list-item>
        <text:list-item>
          <text:p text:style-name="P15">    </text:p>
        </text:list-item>
        <text:list-item>
          <text:p text:style-name="P15">    <text:span text:style-name="T4">public</text:span><text:span text:style-name="T2"> EncryptedInputStream</text:span><text:span text:style-name="T6">(</text:span><text:span text:style-name="T2">InputStream is, </text:span><text:span text:style-name="T4">byte</text:span><text:span text:style-name="T2"> key</text:span><text:span text:style-name="T6">)</text:span><text:span text:style-name="T2"> </text:span><text:span text:style-name="T6">{</text:span></text:p>
        </text:list-item>
        <text:list-item>
          <text:p text:style-name="P15">        <text:span text:style-name="T4">this</text:span><text:span text:style-name="T2">.</text:span><text:span text:style-name="T6">is</text:span><text:span text:style-name="T2"> </text:span><text:span text:style-name="T8">=</text:span><text:span text:style-name="T2"> is</text:span><text:span text:style-name="T8">;</text:span></text:p>
        </text:list-item>
        <text:list-item>
          <text:p text:style-name="P15">        <text:span text:style-name="T4">this</text:span><text:span text:style-name="T2">.</text:span><text:span text:style-name="T6">key</text:span><text:span text:style-name="T2"> </text:span><text:span text:style-name="T8">=</text:span><text:span text:style-name="T2"> key</text:span><text:span text:style-name="T8">;</text:span></text:p>
        </text:list-item>
        <text:list-item>
          <text:p text:style-name="P15">    <text:span text:style-name="T6">}</text:span></text:p>
        </text:list-item>
        <text:list-item>
          <text:p text:style-name="P15"> </text:p>
        </text:list-item>
        <text:list-item>
          <text:p text:style-name="P15">    <text:span text:style-name="T4">public</text:span><text:span text:style-name="T2"> </text:span><text:span text:style-name="T4">int</text:span><text:span text:style-name="T2"> read</text:span><text:span text:style-name="T6">()</text:span><text:span text:style-name="T2"> </text:span><text:span text:style-name="T4">throws</text:span><text:span text:style-name="T2"> IOException </text:span><text:span text:style-name="T6">{</text:span></text:p>
        </text:list-item>
        <text:list-item>
          <text:p text:style-name="P15">        <text:span text:style-name="T4">return</text:span><text:span text:style-name="T2"> is.</text:span><text:span text:style-name="T6">read()</text:span><text:span text:style-name="T2"> </text:span><text:span text:style-name="T8">^</text:span><text:span text:style-name="T2"> key</text:span><text:span text:style-name="T8">;</text:span></text:p>
        </text:list-item>
        <text:list-item>
          <text:p text:style-name="P15">    <text:span text:style-name="T6">}</text:span></text:p>
        </text:list-item>
        <text:list-item>
          <text:p text:style-name="P15"> </text:p>
        </text:list-item>
        <text:list-item>
          <text:p text:style-name="P15">    <text:span text:style-name="T9">// ...</text:span></text:p>
        </text:list-item>
        <text:list-item>
          <text:p text:style-name="P15"> </text:p>
        </text:list-item>
        <text:list-item>
          <text:p text:style-name="P15">    <text:span text:style-name="T4">public</text:span><text:span text:style-name="T2"> </text:span><text:span text:style-name="T4">void</text:span><text:span text:style-name="T2"> close</text:span><text:span text:style-name="T6">()</text:span><text:span text:style-name="T2"> </text:span><text:span text:style-name="T4">throws</text:span><text:span text:style-name="T2"> IOException </text:span><text:span text:style-name="T6">{</text:span></text:p>
        </text:list-item>
        <text:list-item>
          <text:p text:style-name="P15">        <text:span text:style-name="T2">is.</text:span><text:span text:style-name="T6">close()</text:span><text:span text:style-name="T8">;</text:span></text:p>
        </text:list-item>
        <text:list-item>
          <text:p text:style-name="P15">    <text:span text:style-name="T6">}</text:span></text:p>
        </text:list-item>
        <text:list-item>
          <text:p text:style-name="P15"> </text:p>
        </text:list-item>
        <text:list-item>
          <text:p text:style-name="P15">    <text:span text:style-name="T4">public</text:span><text:span text:style-name="T2"> </text:span><text:span text:style-name="T4">synchronized</text:span><text:span text:style-name="T2"> </text:span><text:span text:style-name="T4">void</text:span><text:span text:style-name="T2"> mark</text:span><text:span text:style-name="T6">(</text:span><text:span text:style-name="T4">int</text:span><text:span text:style-name="T2"> readlimit</text:span><text:span text:style-name="T6">)</text:span><text:span text:style-name="T2"> </text:span><text:span text:style-name="T6">{</text:span></text:p>
        </text:list-item>
        <text:list-item>
          <text:p text:style-name="P15">        <text:span text:style-name="T2">is.</text:span><text:span text:style-name="T6">mark(</text:span><text:span text:style-name="T2">readlimit</text:span><text:span text:style-name="T6">)</text:span><text:span text:style-name="T8">;</text:span></text:p>
        </text:list-item>
        <text:list-item>
          <text:p text:style-name="P15">    <text:span text:style-name="T6">}</text:span></text:p>
        </text:list-item>
        <text:list-item>
          <text:p text:style-name="P3">}</text:p>
        </text:list-item>
      </text:list>
      <text:p text:style-name="P7"><text:line-break/>Теперь проверим.<text:line-break/>Запишем какие-нибудь данные в массив байт</text:p>
      <text:p text:style-name="Text_20_body"><text:a xlink:type="simple" xlink:href="javascript:void(0);" text:style-name="Internet_20_link" text:visited-style-name="Visited_20_Internet_20_Link"><text:span text:style-name="T1">[копировать]</text:span></text:a><text:span text:style-name="T1"> </text:span><text:a xlink:type="simple" xlink:href="javascript:void(0);" text:style-name="Internet_20_link" text:visited-style-name="Visited_20_Internet_20_Link"><text:span text:style-name="T1">[скачать]</text:span></text:a></text:p>
      <text:list xml:id="list2575409191472049161" text:style-name="L3">
        <text:list-item>
          <text:p text:style-name="P11">ByteArrayOutputStream baos <text:span text:style-name="T7">=</text:span> <text:span text:style-name="T3">new</text:span> ByteArrayOutputStream<text:span text:style-name="T5">()</text:span><text:span text:style-name="T7">;</text:span></text:p>
        </text:list-item>
        <text:list-item>
          <text:p text:style-name="P11">DataOutputStream dos <text:span text:style-name="T7">=</text:span> <text:span text:style-name="T3">new</text:span> DataOutputStream<text:span text:style-name="T5">(</text:span><text:span text:style-name="T3">new</text:span> EncryptedOutputStream<text:span text:style-name="T5">(</text:span>baos, <text:span text:style-name="T5">(</text:span><text:span text:style-name="T3">byte</text:span><text:span text:style-name="T5">)</text:span> <text:span text:style-name="T10">101</text:span><text:span text:style-name="T5">))</text:span><text:span text:style-name="T7">;</text:span></text:p>
        </text:list-item>
        <text:list-item>
          <text:p text:style-name="P11">dos.<text:span text:style-name="T5">writeUTF(</text:span><text:span text:style-name="T12">"Hello world"</text:span><text:span text:style-name="T5">)</text:span><text:span text:style-name="T7">;</text:span></text:p>
        </text:list-item>
        <text:list-item>
          <text:p text:style-name="P11">dos.<text:span text:style-name="T5">writeInt(</text:span><text:span text:style-name="T10">9379992</text:span><text:span text:style-name="T5">)</text:span><text:span text:style-name="T7">;</text:span></text:p>
        </text:list-item>
        <text:list-item>
          <text:p text:style-name="P11">dos.<text:span text:style-name="T5">writeBoolean(</text:span><text:span text:style-name="T3">true</text:span><text:span text:style-name="T5">)</text:span><text:span text:style-name="T7">;</text:span></text:p>
        </text:list-item>
        <text:list-item>
          <text:p text:style-name="P11">dos.<text:span text:style-name="T5">writeFloat(</text:span>1.618f<text:span text:style-name="T5">)</text:span><text:span text:style-name="T7">;</text:span></text:p>
        </text:list-item>
        <text:list-item>
          <text:p text:style-name="P11">dos.<text:span text:style-name="T5">flush()</text:span><text:span text:style-name="T7">;</text:span></text:p>
        </text:list-item>
        <text:list-item>
          <text:p text:style-name="P11"><text:span text:style-name="T3">byte</text:span><text:span text:style-name="T5">[]</text:span> data <text:span text:style-name="T7">=</text:span> baos.<text:span text:style-name="T5">toByteArray()</text:span><text:span text:style-name="T7">;</text:span></text:p>
        </text:list-item>
        <text:list-item>
          <text:p text:style-name="P4">baos.<text:span text:style-name="T5">close()</text:span><text:span text:style-name="T7">;</text:span></text:p>
        </text:list-item>
      </text:list>
      <text:p text:style-name="P7"><text:soft-page-break/><text:line-break/>В закодированном виде это выглядит так:<text:line-break/>101, 110, 45, 0, 9, 9, 10, 69, 18, 10, 23, 9, 1, 101, -22, 69, -3, 100, 90, -86, 127, -59<text:line-break/>В обычном так:<text:line-break/>0, 11, 72, 101, 108, 108, 111, 32, 119, 111, 114, 108, 100, 0, -113, 32, -104, 1, 63, -49, 26, -96<text:line-break/><text:line-break/>Также, теперь очень легко загружать зашифрованные картинки из файла/ресурсов/интернета</text:p>
      <text:p text:style-name="Text_20_body"><text:a xlink:type="simple" xlink:href="javascript:void(0);" text:style-name="Internet_20_link" text:visited-style-name="Visited_20_Internet_20_Link"><text:span text:style-name="T1">[копировать]</text:span></text:a><text:span text:style-name="T1"> </text:span><text:a xlink:type="simple" xlink:href="javascript:void(0);" text:style-name="Internet_20_link" text:visited-style-name="Visited_20_Internet_20_Link"><text:span text:style-name="T1">[скачать]</text:span></text:a></text:p>
      <text:list xml:id="list3558244195181097075" text:style-name="L4">
        <text:list-item>
          <text:p text:style-name="P12">InputStream is <text:span text:style-name="T7">=</text:span> getClass<text:span text:style-name="T5">()</text:span>.<text:span text:style-name="T5">getResourceAsStream(</text:span>path<text:span text:style-name="T5">)</text:span><text:span text:style-name="T7">;</text:span></text:p>
        </text:list-item>
        <text:list-item>
          <text:p text:style-name="P12">EncryptedInputStream eis <text:span text:style-name="T7">=</text:span> <text:span text:style-name="T3">new</text:span> EncryptedInputStream<text:span text:style-name="T5">(</text:span>is, <text:span text:style-name="T5">(</text:span><text:span text:style-name="T3">byte</text:span><text:span text:style-name="T5">)</text:span> 0x77<text:span text:style-name="T5">)</text:span><text:span text:style-name="T7">;</text:span></text:p>
        </text:list-item>
        <text:list-item>
          <text:p text:style-name="P5">Image img <text:span text:style-name="T7">=</text:span> Image.<text:span text:style-name="T5">createImage(</text:span>eis<text:span text:style-name="T5">)</text:span><text:span text:style-name="T7">;</text:span></text:p>
        </text:list-item>
      </text:list>
      <text:p text:style-name="P7"><text:line-break/><text:line-break/>Помимо шифрования, можно добавить какие-нибудь вспомогательные методы, например побитовое чтение.</text:p>
      <text:p text:style-name="Text_20_body"><text:a xlink:type="simple" xlink:href="javascript:void(0);" text:style-name="Internet_20_link" text:visited-style-name="Visited_20_Internet_20_Link"><text:span text:style-name="T1">[копировать]</text:span></text:a><text:span text:style-name="T1"> </text:span><text:a xlink:type="simple" xlink:href="javascript:void(0);" text:style-name="Internet_20_link" text:visited-style-name="Visited_20_Internet_20_Link"><text:span text:style-name="T1">[скачать]</text:span></text:a></text:p>
      <text:list xml:id="list7351803226074695513" text:style-name="L5">
        <text:list-item>
          <text:p text:style-name="P13"><text:span text:style-name="T3">public</text:span> <text:span text:style-name="T3">class</text:span> BitInputStream <text:span text:style-name="T3">extends</text:span> InputStream <text:span text:style-name="T5">{</text:span></text:p>
        </text:list-item>
        <text:list-item>
          <text:p text:style-name="P16">    </text:p>
        </text:list-item>
        <text:list-item>
          <text:p text:style-name="P16">    <text:span text:style-name="T4">protected</text:span><text:span text:style-name="T2"> InputStream is</text:span><text:span text:style-name="T8">;</text:span></text:p>
        </text:list-item>
        <text:list-item>
          <text:p text:style-name="P16">    <text:span text:style-name="T4">private</text:span><text:span text:style-name="T2"> </text:span><text:span text:style-name="T4">int</text:span><text:span text:style-name="T2"> bitshift </text:span><text:span text:style-name="T8">=</text:span><text:span text:style-name="T2"> </text:span><text:span text:style-name="T8">-</text:span><text:span text:style-name="T11">1</text:span><text:span text:style-name="T8">;</text:span></text:p>
        </text:list-item>
        <text:list-item>
          <text:p text:style-name="P16">    <text:span text:style-name="T4">private</text:span><text:span text:style-name="T2"> </text:span><text:span text:style-name="T4">int</text:span><text:span text:style-name="T2"> bits</text:span><text:span text:style-name="T8">;</text:span></text:p>
        </text:list-item>
        <text:list-item>
          <text:p text:style-name="P16">    </text:p>
        </text:list-item>
        <text:list-item>
          <text:p text:style-name="P16">    <text:span text:style-name="T4">public</text:span><text:span text:style-name="T2"> BitInputStream</text:span><text:span text:style-name="T6">(</text:span><text:span text:style-name="T2">InputStream is</text:span><text:span text:style-name="T6">)</text:span><text:span text:style-name="T2"> </text:span><text:span text:style-name="T6">{</text:span></text:p>
        </text:list-item>
        <text:list-item>
          <text:p text:style-name="P16">        <text:span text:style-name="T4">this</text:span><text:span text:style-name="T2">.</text:span><text:span text:style-name="T6">is</text:span><text:span text:style-name="T2"> </text:span><text:span text:style-name="T8">=</text:span><text:span text:style-name="T2"> is</text:span><text:span text:style-name="T8">;</text:span></text:p>
        </text:list-item>
        <text:list-item>
          <text:p text:style-name="P16">    <text:span text:style-name="T6">}</text:span></text:p>
        </text:list-item>
        <text:list-item>
          <text:p text:style-name="P16">    </text:p>
        </text:list-item>
        <text:list-item>
          <text:p text:style-name="P16">    <text:span text:style-name="T4">public</text:span><text:span text:style-name="T2"> </text:span><text:span text:style-name="T4">boolean</text:span><text:span text:style-name="T2"> readBit</text:span><text:span text:style-name="T6">()</text:span><text:span text:style-name="T2"> </text:span><text:span text:style-name="T4">throws</text:span><text:span text:style-name="T2"> IOException </text:span><text:span text:style-name="T6">{</text:span></text:p>
        </text:list-item>
        <text:list-item>
          <text:p text:style-name="P16">        <text:span text:style-name="T4">if</text:span><text:span text:style-name="T2"> </text:span><text:span text:style-name="T6">(</text:span><text:span text:style-name="T2">bitshift </text:span><text:span text:style-name="T8">==</text:span><text:span text:style-name="T2"> </text:span><text:span text:style-name="T8">-</text:span><text:span text:style-name="T11">1</text:span><text:span text:style-name="T6">)</text:span><text:span text:style-name="T2"> </text:span><text:span text:style-name="T6">{</text:span></text:p>
        </text:list-item>
        <text:list-item>
          <text:p text:style-name="P16">            <text:span text:style-name="T2">bits </text:span><text:span text:style-name="T8">=</text:span><text:span text:style-name="T2"> read</text:span><text:span text:style-name="T6">()</text:span><text:span text:style-name="T2"> </text:span><text:span text:style-name="T8">&amp;</text:span><text:span text:style-name="T2"> 0xFF</text:span><text:span text:style-name="T8">;</text:span></text:p>
        </text:list-item>
        <text:list-item>
          <text:p text:style-name="P16">            <text:span text:style-name="T2">bitshift </text:span><text:span text:style-name="T8">=</text:span><text:span text:style-name="T2"> </text:span><text:span text:style-name="T11">7</text:span><text:span text:style-name="T8">;</text:span></text:p>
        </text:list-item>
        <text:list-item>
          <text:p text:style-name="P16">        <text:span text:style-name="T6">}</text:span></text:p>
        </text:list-item>
        <text:list-item>
          <text:p text:style-name="P16">        <text:span text:style-name="T4">boolean</text:span><text:span text:style-name="T2"> bit </text:span><text:span text:style-name="T8">=</text:span><text:span text:style-name="T2"> </text:span><text:span text:style-name="T6">(((</text:span><text:span text:style-name="T2">bits </text:span><text:span text:style-name="T8">&gt;&gt;</text:span><text:span text:style-name="T2"> bitshift</text:span><text:span text:style-name="T6">)</text:span><text:span text:style-name="T2"> </text:span><text:span text:style-name="T8">&amp;</text:span><text:span text:style-name="T2"> </text:span><text:span text:style-name="T11">1</text:span><text:span text:style-name="T6">)</text:span><text:span text:style-name="T2"> </text:span><text:span text:style-name="T8">!=</text:span><text:span text:style-name="T2"> </text:span><text:span text:style-name="T11">0</text:span><text:span text:style-name="T6">)</text:span><text:span text:style-name="T8">;</text:span></text:p>
        </text:list-item>
        <text:list-item>
          <text:p text:style-name="P16">        <text:span text:style-name="T2">bitshift</text:span><text:span text:style-name="T8">--;</text:span></text:p>
        </text:list-item>
        <text:list-item>
          <text:p text:style-name="P16">        <text:span text:style-name="T4">return</text:span><text:span text:style-name="T2"> bit</text:span><text:span text:style-name="T8">;</text:span></text:p>
        </text:list-item>
        <text:list-item>
          <text:p text:style-name="P16">    <text:span text:style-name="T6">}</text:span></text:p>
        </text:list-item>
        <text:list-item>
          <text:p text:style-name="P16">    </text:p>
        </text:list-item>
        <text:list-item>
          <text:p text:style-name="P16">    <text:span text:style-name="T4">public</text:span><text:span text:style-name="T2"> </text:span><text:span text:style-name="T4">int</text:span><text:span text:style-name="T2"> read</text:span><text:span text:style-name="T6">()</text:span><text:span text:style-name="T2"> </text:span><text:span text:style-name="T4">throws</text:span><text:span text:style-name="T2"> IOException </text:span><text:span text:style-name="T6">{</text:span></text:p>
        </text:list-item>
        <text:list-item>
          <text:p text:style-name="P16">        <text:span text:style-name="T4">return</text:span><text:span text:style-name="T2"> is.</text:span><text:span text:style-name="T6">read()</text:span><text:span text:style-name="T8">;</text:span></text:p>
        </text:list-item>
        <text:list-item>
          <text:p text:style-name="P16">    <text:span text:style-name="T6">}</text:span></text:p>
        </text:list-item>
        <text:list-item>
          <text:p text:style-name="P16"> </text:p>
        </text:list-item>
        <text:list-item>
          <text:p text:style-name="P16">    <text:span text:style-name="T9">// ...</text:span></text:p>
        </text:list-item>
        <text:list-item>
          <text:p text:style-name="P14"><text:soft-page-break/>}</text:p>
        </text:list-item>
        <text:list-item>
          <text:p text:style-name="P16"> </text:p>
        </text:list-item>
        <text:list-item>
          <text:p text:style-name="P13">ByteArrayInputStream bais <text:span text:style-name="T7">=</text:span> <text:span text:style-name="T3">new</text:span> ByteArrayInputStream<text:span text:style-name="T5">(</text:span><text:span text:style-name="T12">"test"</text:span>.<text:span text:style-name="T5">getBytes())</text:span><text:span text:style-name="T7">;</text:span></text:p>
        </text:list-item>
        <text:list-item>
          <text:p text:style-name="P13">BitInputStream bis <text:span text:style-name="T7">=</text:span> <text:span text:style-name="T3">new</text:span> BitInputStream<text:span text:style-name="T5">(</text:span>bais<text:span text:style-name="T5">)</text:span><text:span text:style-name="T7">;</text:span></text:p>
        </text:list-item>
        <text:list-item>
          <text:p text:style-name="P13"><text:span text:style-name="T3">int</text:span> bitCount <text:span text:style-name="T7">=</text:span> bis.<text:span text:style-name="T5">available()</text:span> <text:span text:style-name="T7">*</text:span> <text:span text:style-name="T10">8</text:span><text:span text:style-name="T7">;</text:span></text:p>
        </text:list-item>
        <text:list-item>
          <text:p text:style-name="P13"><text:span text:style-name="T3">for</text:span> <text:span text:style-name="T5">(</text:span><text:span text:style-name="T3">int</text:span> i <text:span text:style-name="T7">=</text:span> <text:span text:style-name="T10">0</text:span><text:span text:style-name="T7">;</text:span> i <text:span text:style-name="T7">&lt;</text:span> bitCount<text:span text:style-name="T7">;</text:span> i<text:span text:style-name="T7">++</text:span><text:span text:style-name="T5">)</text:span> <text:span text:style-name="T5">{</text:span></text:p>
        </text:list-item>
        <text:list-item>
          <text:p text:style-name="P16">    <text:span text:style-name="T2">System.</text:span><text:span text:style-name="T6">out</text:span><text:span text:style-name="T2">.</text:span><text:span text:style-name="T6">print(</text:span><text:span text:style-name="T2">bis.</text:span><text:span text:style-name="T6">readBit()</text:span><text:span text:style-name="T2"> </text:span><text:span text:style-name="T8">?</text:span><text:span text:style-name="T2"> </text:span><text:span text:style-name="T13">'1'</text:span><text:span text:style-name="T2"> </text:span><text:span text:style-name="T8">:</text:span><text:span text:style-name="T2"> </text:span><text:span text:style-name="T13">'0'</text:span><text:span text:style-name="T6">)</text:span><text:span text:style-name="T8">;</text:span></text:p>
        </text:list-item>
        <text:list-item>
          <text:p text:style-name="P14">}</text:p>
        </text:list-item>
        <text:list-item>
          <text:p text:style-name="P6">bis.<text:span text:style-name="T5">close()</text:span><text:span text:style-name="T7">;</text:span></text:p>
        </text:list-item>
      </text:list>
      <text:p text:style-name="Text_20_body"><text:line-break/>Выведет<text:line-break/>01110100011001010111001101110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7:39:11.490151861</meta:creation-date>
    <dc:date>2021-10-28T17:39:40.490755779</dc:date>
    <meta:editing-duration>PT29S</meta:editing-duration>
    <meta:editing-cycles>1</meta:editing-cycles>
    <meta:document-statistic meta:table-count="0" meta:image-count="0" meta:object-count="0" meta:page-count="4" meta:paragraph-count="105" meta:word-count="612" meta:character-count="4212" meta:non-whitespace-character-count="3438"/>
    <meta:generator>LibreOffice/5.1.2.2$Linux_X86_64 LibreOffice_project/10m0$Build-2</meta:generator>
  </office:meta>
</office:document-meta>
</file>